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8.8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 office:value-type="float" office:value="9651" calcext:value-type="float">
            <text:p>9651</text:p>
          </table:table-cell>
          <table:table-cell table:style-name="ce1" table:number-columns-repeated="3"/>
          <table:table-cell table:number-columns-repeated="2"/>
          <table:table-cell table:style-name="ce1" office:value-type="float" office:value="9175" calcext:value-type="float">
            <text:p>9175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+0.75</text:p>
          </table:table-cell>
          <table:table-cell office:value-type="string" calcext:value-type="string">
            <text:p>t/tb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P/D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+0.75</text:p>
          </table:table-cell>
          <table:table-cell office:value-type="string" calcext:value-type="string">
            <text:p>t/tb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P/D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]+0.75" office:value-type="float" office:value="0.75" calcext:value-type="float">
            <text:p>0.75</text:p>
          </table:table-cell>
          <table:table-cell table:formula="of:=[.A4]/5.1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D4]/64.4" office:value-type="float" office:value="0.978260869565217" calcext:value-type="float">
            <text:p>0.9782608696</text:p>
          </table:table-cell>
          <table:table-cell/>
          <table:table-cell table:formula="of:=[.I4]/20" office:value-type="float" office:value="0.0375" calcext:value-type="float">
            <text:p>0.0375</text:p>
          </table:table-cell>
          <table:table-cell office:value-type="float" office:value="0" calcext:value-type="float">
            <text:p>0</text:p>
          </table:table-cell>
          <table:table-cell table:formula="of:=[.H4]+0.75" office:value-type="float" office:value="0.75" calcext:value-type="float">
            <text:p>0.75</text:p>
          </table:table-cell>
          <table:table-cell table:formula="of:=[.H4]/5.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K4]/64.4" office:value-type="float" office:value="0.962732919254658" calcext:value-type="float">
            <text:p>0.9627329193</text:p>
          </table:table-cell>
          <table:table-cell table:number-columns-repeated="1012"/>
        </table:table-row>
        <table:table-row table:style-name="ro1">
          <table:table-cell office:value-type="float" office:value="0.5579" calcext:value-type="float">
            <text:p>0.5579</text:p>
          </table:table-cell>
          <table:table-cell table:formula="of:=[.A5]+0.75" office:value-type="float" office:value="1.3079" calcext:value-type="float">
            <text:p>1.3079</text:p>
          </table:table-cell>
          <table:table-cell table:formula="of:=[.A5]/5.1" office:value-type="float" office:value="0.109392156862745" calcext:value-type="float">
            <text:p>0.1093921569</text:p>
          </table:table-cell>
          <table:table-cell office:value-type="float" office:value="59.5" calcext:value-type="float">
            <text:p>59.5</text:p>
          </table:table-cell>
          <table:table-cell table:formula="of:=[.D5]/64.4" office:value-type="float" office:value="0.923913043478261" calcext:value-type="float">
            <text:p>0.9239130435</text:p>
          </table:table-cell>
          <table:table-cell/>
          <table:table-cell table:formula="of:=[.I5]/20" office:value-type="float" office:value="0.06575" calcext:value-type="float">
            <text:p>0.06575</text:p>
          </table:table-cell>
          <table:table-cell office:value-type="float" office:value="0.565" calcext:value-type="float">
            <text:p>0.565</text:p>
          </table:table-cell>
          <table:table-cell table:formula="of:=[.H5]+0.75" office:value-type="float" office:value="1.315" calcext:value-type="float">
            <text:p>1.315</text:p>
          </table:table-cell>
          <table:table-cell table:formula="of:=[.H5]/5.1" office:value-type="float" office:value="0.11078431372549" calcext:value-type="float">
            <text:p>0.1107843137</text:p>
          </table:table-cell>
          <table:table-cell office:value-type="float" office:value="62" calcext:value-type="float">
            <text:p>62</text:p>
          </table:table-cell>
          <table:table-cell table:formula="of:=[.K5]/64.4" office:value-type="float" office:value="0.962732919254658" calcext:value-type="float">
            <text:p>0.9627329193</text:p>
          </table:table-cell>
          <table:table-cell table:number-columns-repeated="1012"/>
        </table:table-row>
        <table:table-row table:style-name="ro1">
          <table:table-cell office:value-type="float" office:value="0.8294" calcext:value-type="float">
            <text:p>0.8294</text:p>
          </table:table-cell>
          <table:table-cell table:formula="of:=[.A6]+0.75" office:value-type="float" office:value="1.5794" calcext:value-type="float">
            <text:p>1.5794</text:p>
          </table:table-cell>
          <table:table-cell table:formula="of:=[.A6]/5.1" office:value-type="float" office:value="0.162627450980392" calcext:value-type="float">
            <text:p>0.162627451</text:p>
          </table:table-cell>
          <table:table-cell office:value-type="float" office:value="58" calcext:value-type="float">
            <text:p>58</text:p>
          </table:table-cell>
          <table:table-cell table:formula="of:=[.D6]/64.4" office:value-type="float" office:value="0.900621118012422" calcext:value-type="float">
            <text:p>0.900621118</text:p>
          </table:table-cell>
          <table:table-cell/>
          <table:table-cell table:formula="of:=[.I6]/20" office:value-type="float" office:value="0.0785" calcext:value-type="float">
            <text:p>0.0785</text:p>
          </table:table-cell>
          <table:table-cell office:value-type="float" office:value="0.82" calcext:value-type="float">
            <text:p>0.82</text:p>
          </table:table-cell>
          <table:table-cell table:formula="of:=[.H6]+0.75" office:value-type="float" office:value="1.57" calcext:value-type="float">
            <text:p>1.57</text:p>
          </table:table-cell>
          <table:table-cell table:formula="of:=[.H6]/5.1" office:value-type="float" office:value="0.16078431372549" calcext:value-type="float">
            <text:p>0.1607843137</text:p>
          </table:table-cell>
          <table:table-cell office:value-type="float" office:value="59.5" calcext:value-type="float">
            <text:p>59.5</text:p>
          </table:table-cell>
          <table:table-cell table:formula="of:=[.K6]/64.4" office:value-type="float" office:value="0.923913043478261" calcext:value-type="float">
            <text:p>0.9239130435</text:p>
          </table:table-cell>
          <table:table-cell table:number-columns-repeated="1012"/>
        </table:table-row>
        <table:table-row table:style-name="ro1">
          <table:table-cell office:value-type="float" office:value="1.3386" calcext:value-type="float">
            <text:p>1.3386</text:p>
          </table:table-cell>
          <table:table-cell table:formula="of:=[.A7]+0.75" office:value-type="float" office:value="2.0886" calcext:value-type="float">
            <text:p>2.0886</text:p>
          </table:table-cell>
          <table:table-cell table:formula="of:=[.A7]/5.1" office:value-type="float" office:value="0.262470588235294" calcext:value-type="float">
            <text:p>0.2624705882</text:p>
          </table:table-cell>
          <table:table-cell office:value-type="float" office:value="54.7" calcext:value-type="float">
            <text:p>54.7</text:p>
          </table:table-cell>
          <table:table-cell table:formula="of:=[.D7]/64.4" office:value-type="float" office:value="0.849378881987578" calcext:value-type="float">
            <text:p>0.849378882</text:p>
          </table:table-cell>
          <table:table-cell/>
          <table:table-cell table:formula="of:=[.I7]/20" office:value-type="float" office:value="0.1048" calcext:value-type="float">
            <text:p>0.1048</text:p>
          </table:table-cell>
          <table:table-cell office:value-type="float" office:value="1.346" calcext:value-type="float">
            <text:p>1.346</text:p>
          </table:table-cell>
          <table:table-cell table:formula="of:=[.H7]+0.75" office:value-type="float" office:value="2.096" calcext:value-type="float">
            <text:p>2.096</text:p>
          </table:table-cell>
          <table:table-cell table:formula="of:=[.H7]/5.1" office:value-type="float" office:value="0.263921568627451" calcext:value-type="float">
            <text:p>0.2639215686</text:p>
          </table:table-cell>
          <table:table-cell office:value-type="float" office:value="58" calcext:value-type="float">
            <text:p>58</text:p>
          </table:table-cell>
          <table:table-cell table:formula="of:=[.K7]/64.4" office:value-type="float" office:value="0.900621118012422" calcext:value-type="float">
            <text:p>0.900621118</text:p>
          </table:table-cell>
          <table:table-cell table:number-columns-repeated="1012"/>
        </table:table-row>
        <table:table-row table:style-name="ro1">
          <table:table-cell office:value-type="float" office:value="1.8625" calcext:value-type="float">
            <text:p>1.8625</text:p>
          </table:table-cell>
          <table:table-cell table:formula="of:=[.A8]+0.75" office:value-type="float" office:value="2.6125" calcext:value-type="float">
            <text:p>2.6125</text:p>
          </table:table-cell>
          <table:table-cell table:formula="of:=[.A8]/5.1" office:value-type="float" office:value="0.365196078431373" calcext:value-type="float">
            <text:p>0.3651960784</text:p>
          </table:table-cell>
          <table:table-cell office:value-type="float" office:value="51.3" calcext:value-type="float">
            <text:p>51.3</text:p>
          </table:table-cell>
          <table:table-cell table:formula="of:=[.D8]/64.4" office:value-type="float" office:value="0.796583850931677" calcext:value-type="float">
            <text:p>0.7965838509</text:p>
          </table:table-cell>
          <table:table-cell/>
          <table:table-cell table:formula="of:=[.I8]/20" office:value-type="float" office:value="0.1305" calcext:value-type="float">
            <text:p>0.1305</text:p>
          </table:table-cell>
          <table:table-cell office:value-type="float" office:value="1.86" calcext:value-type="float">
            <text:p>1.86</text:p>
          </table:table-cell>
          <table:table-cell table:formula="of:=[.H8]+0.75" office:value-type="float" office:value="2.61" calcext:value-type="float">
            <text:p>2.61</text:p>
          </table:table-cell>
          <table:table-cell table:formula="of:=[.H8]/5.1" office:value-type="float" office:value="0.364705882352941" calcext:value-type="float">
            <text:p>0.3647058824</text:p>
          </table:table-cell>
          <table:table-cell office:value-type="float" office:value="54.3" calcext:value-type="float">
            <text:p>54.3</text:p>
          </table:table-cell>
          <table:table-cell table:formula="of:=[.K8]/64.4" office:value-type="float" office:value="0.843167701863354" calcext:value-type="float">
            <text:p>0.8431677019</text:p>
          </table:table-cell>
          <table:table-cell table:number-columns-repeated="1012"/>
        </table:table-row>
        <table:table-row table:style-name="ro1">
          <table:table-cell office:value-type="float" office:value="2.1103" calcext:value-type="float">
            <text:p>2.1103</text:p>
          </table:table-cell>
          <table:table-cell table:formula="of:=[.A9]+0.75" office:value-type="float" office:value="2.8603" calcext:value-type="float">
            <text:p>2.8603</text:p>
          </table:table-cell>
          <table:table-cell table:formula="of:=[.A9]/5.1" office:value-type="float" office:value="0.41378431372549" calcext:value-type="float">
            <text:p>0.4137843137</text:p>
          </table:table-cell>
          <table:table-cell office:value-type="float" office:value="48" calcext:value-type="float">
            <text:p>48</text:p>
          </table:table-cell>
          <table:table-cell table:formula="of:=[.D9]/64.4" office:value-type="float" office:value="0.745341614906832" calcext:value-type="float">
            <text:p>0.7453416149</text:p>
          </table:table-cell>
          <table:table-cell/>
          <table:table-cell table:formula="of:=[.I9]/20" office:value-type="float" office:value="0.143335" calcext:value-type="float">
            <text:p>0.143335</text:p>
          </table:table-cell>
          <table:table-cell office:value-type="float" office:value="2.1167" calcext:value-type="float">
            <text:p>2.1167</text:p>
          </table:table-cell>
          <table:table-cell table:formula="of:=[.H9]+0.75" office:value-type="float" office:value="2.8667" calcext:value-type="float">
            <text:p>2.8667</text:p>
          </table:table-cell>
          <table:table-cell table:formula="of:=[.H9]/5.1" office:value-type="float" office:value="0.415039215686275" calcext:value-type="float">
            <text:p>0.4150392157</text:p>
          </table:table-cell>
          <table:table-cell office:value-type="float" office:value="51.5" calcext:value-type="float">
            <text:p>51.5</text:p>
          </table:table-cell>
          <table:table-cell table:formula="of:=[.K9]/64.4" office:value-type="float" office:value="0.799689440993789" calcext:value-type="float">
            <text:p>0.799689441</text:p>
          </table:table-cell>
          <table:table-cell table:number-columns-repeated="1012"/>
        </table:table-row>
        <table:table-row table:style-name="ro1">
          <table:table-cell office:value-type="float" office:value="2.37" calcext:value-type="float">
            <text:p>2.37</text:p>
          </table:table-cell>
          <table:table-cell table:formula="of:=[.A10]+0.75" office:value-type="float" office:value="3.12" calcext:value-type="float">
            <text:p>3.12</text:p>
          </table:table-cell>
          <table:table-cell table:formula="of:=[.A10]/5.1" office:value-type="float" office:value="0.464705882352941" calcext:value-type="float">
            <text:p>0.4647058824</text:p>
          </table:table-cell>
          <table:table-cell office:value-type="float" office:value="45" calcext:value-type="float">
            <text:p>45</text:p>
          </table:table-cell>
          <table:table-cell table:formula="of:=[.D10]/64.4" office:value-type="float" office:value="0.698757763975155" calcext:value-type="float">
            <text:p>0.698757764</text:p>
          </table:table-cell>
          <table:table-cell/>
          <table:table-cell table:formula="of:=[.I10]/20" office:value-type="float" office:value="0.156" calcext:value-type="float">
            <text:p>0.156</text:p>
          </table:table-cell>
          <table:table-cell office:value-type="float" office:value="2.37" calcext:value-type="float">
            <text:p>2.37</text:p>
          </table:table-cell>
          <table:table-cell table:formula="of:=[.H10]+0.75" office:value-type="float" office:value="3.12" calcext:value-type="float">
            <text:p>3.12</text:p>
          </table:table-cell>
          <table:table-cell table:formula="of:=[.H10]/5.1" office:value-type="float" office:value="0.464705882352941" calcext:value-type="float">
            <text:p>0.4647058824</text:p>
          </table:table-cell>
          <table:table-cell office:value-type="float" office:value="49.4" calcext:value-type="float">
            <text:p>49.4</text:p>
          </table:table-cell>
          <table:table-cell table:formula="of:=[.K10]/64.4" office:value-type="float" office:value="0.767080745341615" calcext:value-type="float">
            <text:p>0.7670807453</text:p>
          </table:table-cell>
          <table:table-cell table:number-columns-repeated="1012"/>
        </table:table-row>
        <table:table-row table:style-name="ro1">
          <table:table-cell office:value-type="float" office:value="2.632" calcext:value-type="float">
            <text:p>2.632</text:p>
          </table:table-cell>
          <table:table-cell table:formula="of:=[.A11]+0.75" office:value-type="float" office:value="3.382" calcext:value-type="float">
            <text:p>3.382</text:p>
          </table:table-cell>
          <table:table-cell table:formula="of:=[.A11]/5.1" office:value-type="float" office:value="0.516078431372549" calcext:value-type="float">
            <text:p>0.5160784314</text:p>
          </table:table-cell>
          <table:table-cell office:value-type="float" office:value="42.8" calcext:value-type="float">
            <text:p>42.8</text:p>
          </table:table-cell>
          <table:table-cell table:formula="of:=[.D11]/64.4" office:value-type="float" office:value="0.664596273291925" calcext:value-type="float">
            <text:p>0.6645962733</text:p>
          </table:table-cell>
          <table:table-cell/>
          <table:table-cell table:formula="of:=[.I11]/20" office:value-type="float" office:value="0.169" calcext:value-type="float">
            <text:p>0.169</text:p>
          </table:table-cell>
          <table:table-cell office:value-type="float" office:value="2.63" calcext:value-type="float">
            <text:p>2.63</text:p>
          </table:table-cell>
          <table:table-cell table:formula="of:=[.H11]+0.75" office:value-type="float" office:value="3.38" calcext:value-type="float">
            <text:p>3.38</text:p>
          </table:table-cell>
          <table:table-cell table:formula="of:=[.H11]/5.1" office:value-type="float" office:value="0.515686274509804" calcext:value-type="float">
            <text:p>0.5156862745</text:p>
          </table:table-cell>
          <table:table-cell office:value-type="float" office:value="47" calcext:value-type="float">
            <text:p>47</text:p>
          </table:table-cell>
          <table:table-cell table:formula="of:=[.K11]/64.4" office:value-type="float" office:value="0.729813664596273" calcext:value-type="float">
            <text:p>0.7298136646</text:p>
          </table:table-cell>
          <table:table-cell table:number-columns-repeated="1012"/>
        </table:table-row>
        <table:table-row table:style-name="ro1">
          <table:table-cell office:value-type="float" office:value="2.88" calcext:value-type="float">
            <text:p>2.88</text:p>
          </table:table-cell>
          <table:table-cell table:formula="of:=[.A12]+0.75" office:value-type="float" office:value="3.63" calcext:value-type="float">
            <text:p>3.63</text:p>
          </table:table-cell>
          <table:table-cell table:formula="of:=[.A12]/5.1" office:value-type="float" office:value="0.564705882352941" calcext:value-type="float">
            <text:p>0.5647058824</text:p>
          </table:table-cell>
          <table:table-cell office:value-type="float" office:value="39" calcext:value-type="float">
            <text:p>39</text:p>
          </table:table-cell>
          <table:table-cell table:formula="of:=[.D12]/64.4" office:value-type="float" office:value="0.605590062111801" calcext:value-type="float">
            <text:p>0.6055900621</text:p>
          </table:table-cell>
          <table:table-cell/>
          <table:table-cell table:formula="of:=[.I12]/20" office:value-type="float" office:value="0.1815" calcext:value-type="float">
            <text:p>0.1815</text:p>
          </table:table-cell>
          <table:table-cell office:value-type="float" office:value="2.88" calcext:value-type="float">
            <text:p>2.88</text:p>
          </table:table-cell>
          <table:table-cell table:formula="of:=[.H12]+0.75" office:value-type="float" office:value="3.63" calcext:value-type="float">
            <text:p>3.63</text:p>
          </table:table-cell>
          <table:table-cell table:formula="of:=[.H12]/5.1" office:value-type="float" office:value="0.564705882352941" calcext:value-type="float">
            <text:p>0.5647058824</text:p>
          </table:table-cell>
          <table:table-cell office:value-type="float" office:value="43.7" calcext:value-type="float">
            <text:p>43.7</text:p>
          </table:table-cell>
          <table:table-cell table:formula="of:=[.K12]/64.4" office:value-type="float" office:value="0.678571428571429" calcext:value-type="float">
            <text:p>0.6785714286</text:p>
          </table:table-cell>
          <table:table-cell table:number-columns-repeated="1012"/>
        </table:table-row>
        <table:table-row table:style-name="ro1">
          <table:table-cell office:value-type="float" office:value="3.131" calcext:value-type="float">
            <text:p>3.131</text:p>
          </table:table-cell>
          <table:table-cell table:formula="of:=[.A13]+0.75" office:value-type="float" office:value="3.881" calcext:value-type="float">
            <text:p>3.881</text:p>
          </table:table-cell>
          <table:table-cell table:formula="of:=[.A13]/5.1" office:value-type="float" office:value="0.613921568627451" calcext:value-type="float">
            <text:p>0.6139215686</text:p>
          </table:table-cell>
          <table:table-cell office:value-type="float" office:value="36.5" calcext:value-type="float">
            <text:p>36.5</text:p>
          </table:table-cell>
          <table:table-cell table:formula="of:=[.D13]/64.4" office:value-type="float" office:value="0.566770186335404" calcext:value-type="float">
            <text:p>0.5667701863</text:p>
          </table:table-cell>
          <table:table-cell/>
          <table:table-cell table:formula="of:=[.I13]/20" office:value-type="float" office:value="0.194" calcext:value-type="float">
            <text:p>0.194</text:p>
          </table:table-cell>
          <table:table-cell office:value-type="float" office:value="3.13" calcext:value-type="float">
            <text:p>3.13</text:p>
          </table:table-cell>
          <table:table-cell table:formula="of:=[.H13]+0.75" office:value-type="float" office:value="3.88" calcext:value-type="float">
            <text:p>3.88</text:p>
          </table:table-cell>
          <table:table-cell table:formula="of:=[.H13]/5.1" office:value-type="float" office:value="0.613725490196079" calcext:value-type="float">
            <text:p>0.6137254902</text:p>
          </table:table-cell>
          <table:table-cell office:value-type="float" office:value="41" calcext:value-type="float">
            <text:p>41</text:p>
          </table:table-cell>
          <table:table-cell table:formula="of:=[.K13]/64.4" office:value-type="float" office:value="0.636645962732919" calcext:value-type="float">
            <text:p>0.6366459627</text:p>
          </table:table-cell>
          <table:table-cell table:number-columns-repeated="1012"/>
        </table:table-row>
        <table:table-row table:style-name="ro1">
          <table:table-cell office:value-type="float" office:value="3.39" calcext:value-type="float">
            <text:p>3.39</text:p>
          </table:table-cell>
          <table:table-cell table:formula="of:=[.A14]+0.75" office:value-type="float" office:value="4.14" calcext:value-type="float">
            <text:p>4.14</text:p>
          </table:table-cell>
          <table:table-cell table:formula="of:=[.A14]/5.1" office:value-type="float" office:value="0.664705882352941" calcext:value-type="float">
            <text:p>0.6647058824</text:p>
          </table:table-cell>
          <table:table-cell office:value-type="float" office:value="33" calcext:value-type="float">
            <text:p>33</text:p>
          </table:table-cell>
          <table:table-cell table:formula="of:=[.D14]/64.4" office:value-type="float" office:value="0.512422360248447" calcext:value-type="float">
            <text:p>0.5124223602</text:p>
          </table:table-cell>
          <table:table-cell/>
          <table:table-cell table:formula="of:=[.I14]/20" office:value-type="float" office:value="0.207" calcext:value-type="float">
            <text:p>0.207</text:p>
          </table:table-cell>
          <table:table-cell office:value-type="float" office:value="3.39" calcext:value-type="float">
            <text:p>3.39</text:p>
          </table:table-cell>
          <table:table-cell table:formula="of:=[.H14]+0.75" office:value-type="float" office:value="4.14" calcext:value-type="float">
            <text:p>4.14</text:p>
          </table:table-cell>
          <table:table-cell table:formula="of:=[.H14]/5.1" office:value-type="float" office:value="0.664705882352941" calcext:value-type="float">
            <text:p>0.6647058824</text:p>
          </table:table-cell>
          <table:table-cell office:value-type="float" office:value="37.5" calcext:value-type="float">
            <text:p>37.5</text:p>
          </table:table-cell>
          <table:table-cell table:formula="of:=[.K14]/64.4" office:value-type="float" office:value="0.582298136645963" calcext:value-type="float">
            <text:p>0.5822981366</text:p>
          </table:table-cell>
          <table:table-cell table:number-columns-repeated="1012"/>
        </table:table-row>
        <table:table-row table:style-name="ro1">
          <table:table-cell office:value-type="float" office:value="3.663" calcext:value-type="float">
            <text:p>3.663</text:p>
          </table:table-cell>
          <table:table-cell table:formula="of:=[.A15]+0.75" office:value-type="float" office:value="4.413" calcext:value-type="float">
            <text:p>4.413</text:p>
          </table:table-cell>
          <table:table-cell table:formula="of:=[.A15]/5.1" office:value-type="float" office:value="0.718235294117647" calcext:value-type="float">
            <text:p>0.7182352941</text:p>
          </table:table-cell>
          <table:table-cell office:value-type="float" office:value="30.5" calcext:value-type="float">
            <text:p>30.5</text:p>
          </table:table-cell>
          <table:table-cell table:formula="of:=[.D15]/64.4" office:value-type="float" office:value="0.47360248447205" calcext:value-type="float">
            <text:p>0.4736024845</text:p>
          </table:table-cell>
          <table:table-cell/>
          <table:table-cell table:formula="of:=[.I15]/20" office:value-type="float" office:value="0.2205" calcext:value-type="float">
            <text:p>0.2205</text:p>
          </table:table-cell>
          <table:table-cell office:value-type="float" office:value="3.66" calcext:value-type="float">
            <text:p>3.66</text:p>
          </table:table-cell>
          <table:table-cell table:formula="of:=[.H15]+0.75" office:value-type="float" office:value="4.41" calcext:value-type="float">
            <text:p>4.41</text:p>
          </table:table-cell>
          <table:table-cell table:formula="of:=[.H15]/5.1" office:value-type="float" office:value="0.71764705882353" calcext:value-type="float">
            <text:p>0.7176470588</text:p>
          </table:table-cell>
          <table:table-cell office:value-type="float" office:value="34" calcext:value-type="float">
            <text:p>34</text:p>
          </table:table-cell>
          <table:table-cell table:formula="of:=[.K15]/64.4" office:value-type="float" office:value="0.527950310559006" calcext:value-type="float">
            <text:p>0.5279503106</text:p>
          </table:table-cell>
          <table:table-cell table:number-columns-repeated="1012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A16]+0.75" office:value-type="float" office:value="4.65" calcext:value-type="float">
            <text:p>4.65</text:p>
          </table:table-cell>
          <table:table-cell table:formula="of:=[.A16]/5.1" office:value-type="float" office:value="0.764705882352941" calcext:value-type="float">
            <text:p>0.7647058824</text:p>
          </table:table-cell>
          <table:table-cell office:value-type="float" office:value="26.4" calcext:value-type="float">
            <text:p>26.4</text:p>
          </table:table-cell>
          <table:table-cell table:formula="of:=[.D16]/64.4" office:value-type="float" office:value="0.409937888198758" calcext:value-type="float">
            <text:p>0.4099378882</text:p>
          </table:table-cell>
          <table:table-cell/>
          <table:table-cell table:formula="of:=[.I16]/20" office:value-type="float" office:value="0.23295" calcext:value-type="float">
            <text:p>0.23295</text:p>
          </table:table-cell>
          <table:table-cell office:value-type="float" office:value="3.909" calcext:value-type="float">
            <text:p>3.909</text:p>
          </table:table-cell>
          <table:table-cell table:formula="of:=[.H16]+0.75" office:value-type="float" office:value="4.659" calcext:value-type="float">
            <text:p>4.659</text:p>
          </table:table-cell>
          <table:table-cell table:formula="of:=[.H16]/5.1" office:value-type="float" office:value="0.766470588235294" calcext:value-type="float">
            <text:p>0.7664705882</text:p>
          </table:table-cell>
          <table:table-cell office:value-type="float" office:value="30.3" calcext:value-type="float">
            <text:p>30.3</text:p>
          </table:table-cell>
          <table:table-cell table:formula="of:=[.K16]/64.4" office:value-type="float" office:value="0.470496894409938" calcext:value-type="float">
            <text:p>0.4704968944</text:p>
          </table:table-cell>
          <table:table-cell table:number-columns-repeated="1012"/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formula="of:=[.A17]+0.75" office:value-type="float" office:value="4.758" calcext:value-type="float">
            <text:p>4.758</text:p>
          </table:table-cell>
          <table:table-cell table:formula="of:=[.A17]/5.1" office:value-type="float" office:value="0.785882352941176" calcext:value-type="float">
            <text:p>0.7858823529</text:p>
          </table:table-cell>
          <table:table-cell office:value-type="float" office:value="24.4" calcext:value-type="float">
            <text:p>24.4</text:p>
          </table:table-cell>
          <table:table-cell table:formula="of:=[.D17]/64.4" office:value-type="float" office:value="0.37888198757764" calcext:value-type="float">
            <text:p>0.3788819876</text:p>
          </table:table-cell>
          <table:table-cell/>
          <table:table-cell table:formula="of:=[.I17]/20" office:value-type="float" office:value="0.238" calcext:value-type="float">
            <text:p>0.238</text:p>
          </table:table-cell>
          <table:table-cell office:value-type="float" office:value="4.01" calcext:value-type="float">
            <text:p>4.01</text:p>
          </table:table-cell>
          <table:table-cell table:formula="of:=[.H17]+0.75" office:value-type="float" office:value="4.76" calcext:value-type="float">
            <text:p>4.76</text:p>
          </table:table-cell>
          <table:table-cell table:formula="of:=[.H17]/5.1" office:value-type="float" office:value="0.786274509803922" calcext:value-type="float">
            <text:p>0.7862745098</text:p>
          </table:table-cell>
          <table:table-cell office:value-type="float" office:value="27.5" calcext:value-type="float">
            <text:p>27.5</text:p>
          </table:table-cell>
          <table:table-cell table:formula="of:=[.K17]/64.4" office:value-type="float" office:value="0.427018633540373" calcext:value-type="float">
            <text:p>0.4270186335</text:p>
          </table:table-cell>
          <table:table-cell table:number-columns-repeated="1012"/>
        </table:table-row>
        <table:table-row table:style-name="ro1">
          <table:table-cell office:value-type="float" office:value="4.17" calcext:value-type="float">
            <text:p>4.17</text:p>
          </table:table-cell>
          <table:table-cell table:formula="of:=[.A18]+0.75" office:value-type="float" office:value="4.92" calcext:value-type="float">
            <text:p>4.92</text:p>
          </table:table-cell>
          <table:table-cell table:formula="of:=[.A18]/5.1" office:value-type="float" office:value="0.81764705882353" calcext:value-type="float">
            <text:p>0.8176470588</text:p>
          </table:table-cell>
          <table:table-cell office:value-type="float" office:value="21" calcext:value-type="float">
            <text:p>21</text:p>
          </table:table-cell>
          <table:table-cell table:formula="of:=[.D18]/64.4" office:value-type="float" office:value="0.326086956521739" calcext:value-type="float">
            <text:p>0.3260869565</text:p>
          </table:table-cell>
          <table:table-cell/>
          <table:table-cell table:formula="of:=[.I18]/20" office:value-type="float" office:value="0.246" calcext:value-type="float">
            <text:p>0.246</text:p>
          </table:table-cell>
          <table:table-cell office:value-type="float" office:value="4.17" calcext:value-type="float">
            <text:p>4.17</text:p>
          </table:table-cell>
          <table:table-cell table:formula="of:=[.H18]+0.75" office:value-type="float" office:value="4.92" calcext:value-type="float">
            <text:p>4.92</text:p>
          </table:table-cell>
          <table:table-cell table:formula="of:=[.H18]/5.1" office:value-type="float" office:value="0.81764705882353" calcext:value-type="float">
            <text:p>0.8176470588</text:p>
          </table:table-cell>
          <table:table-cell office:value-type="float" office:value="23.3" calcext:value-type="float">
            <text:p>23.3</text:p>
          </table:table-cell>
          <table:table-cell table:formula="of:=[.K18]/64.4" office:value-type="float" office:value="0.361801242236025" calcext:value-type="float">
            <text:p>0.3618012422</text:p>
          </table:table-cell>
          <table:table-cell table:number-columns-repeated="1012"/>
        </table:table-row>
        <table:table-row table:style-name="ro1">
          <table:table-cell office:value-type="float" office:value="4.29" calcext:value-type="float">
            <text:p>4.29</text:p>
          </table:table-cell>
          <table:table-cell table:formula="of:=[.A19]+0.75" office:value-type="float" office:value="5.04" calcext:value-type="float">
            <text:p>5.04</text:p>
          </table:table-cell>
          <table:table-cell table:formula="of:=[.A19]/5.1" office:value-type="float" office:value="0.841176470588235" calcext:value-type="float">
            <text:p>0.8411764706</text:p>
          </table:table-cell>
          <table:table-cell office:value-type="float" office:value="19.2" calcext:value-type="float">
            <text:p>19.2</text:p>
          </table:table-cell>
          <table:table-cell table:formula="of:=[.D19]/64.4" office:value-type="float" office:value="0.298136645962733" calcext:value-type="float">
            <text:p>0.298136646</text:p>
          </table:table-cell>
          <table:table-cell/>
          <table:table-cell table:formula="of:=[.I19]/20" office:value-type="float" office:value="0.252" calcext:value-type="float">
            <text:p>0.252</text:p>
          </table:table-cell>
          <table:table-cell office:value-type="float" office:value="4.29" calcext:value-type="float">
            <text:p>4.29</text:p>
          </table:table-cell>
          <table:table-cell table:formula="of:=[.H19]+0.75" office:value-type="float" office:value="5.04" calcext:value-type="float">
            <text:p>5.04</text:p>
          </table:table-cell>
          <table:table-cell table:formula="of:=[.H19]/5.1" office:value-type="float" office:value="0.841176470588235" calcext:value-type="float">
            <text:p>0.8411764706</text:p>
          </table:table-cell>
          <table:table-cell office:value-type="float" office:value="20.1" calcext:value-type="float">
            <text:p>20.1</text:p>
          </table:table-cell>
          <table:table-cell table:formula="of:=[.K19]/64.4" office:value-type="float" office:value="0.312111801242236" calcext:value-type="float">
            <text:p>0.3121118012</text:p>
          </table:table-cell>
          <table:table-cell table:number-columns-repeated="1012"/>
        </table:table-row>
        <table:table-row table:style-name="ro1">
          <table:table-cell office:value-type="float" office:value="4.43" calcext:value-type="float">
            <text:p>4.43</text:p>
          </table:table-cell>
          <table:table-cell table:formula="of:=[.A20]+0.75" office:value-type="float" office:value="5.18" calcext:value-type="float">
            <text:p>5.18</text:p>
          </table:table-cell>
          <table:table-cell table:formula="of:=[.A20]/5.1" office:value-type="float" office:value="0.868627450980392" calcext:value-type="float">
            <text:p>0.868627451</text:p>
          </table:table-cell>
          <table:table-cell office:value-type="float" office:value="15.8" calcext:value-type="float">
            <text:p>15.8</text:p>
          </table:table-cell>
          <table:table-cell table:formula="of:=[.D20]/64.4" office:value-type="float" office:value="0.245341614906832" calcext:value-type="float">
            <text:p>0.2453416149</text:p>
          </table:table-cell>
          <table:table-cell/>
          <table:table-cell table:formula="of:=[.I20]/20" office:value-type="float" office:value="0.259" calcext:value-type="float">
            <text:p>0.259</text:p>
          </table:table-cell>
          <table:table-cell office:value-type="float" office:value="4.43" calcext:value-type="float">
            <text:p>4.43</text:p>
          </table:table-cell>
          <table:table-cell table:formula="of:=[.H20]+0.75" office:value-type="float" office:value="5.18" calcext:value-type="float">
            <text:p>5.18</text:p>
          </table:table-cell>
          <table:table-cell table:formula="of:=[.H20]/5.1" office:value-type="float" office:value="0.868627450980392" calcext:value-type="float">
            <text:p>0.868627451</text:p>
          </table:table-cell>
          <table:table-cell office:value-type="float" office:value="17.5" calcext:value-type="float">
            <text:p>17.5</text:p>
          </table:table-cell>
          <table:table-cell table:formula="of:=[.K20]/64.4" office:value-type="float" office:value="0.271739130434783" calcext:value-type="float">
            <text:p>0.2717391304</text:p>
          </table:table-cell>
          <table:table-cell table:number-columns-repeated="101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21]+0.75" office:value-type="float" office:value="5.25" calcext:value-type="float">
            <text:p>5.25</text:p>
          </table:table-cell>
          <table:table-cell table:formula="of:=[.A21]/5.1" office:value-type="float" office:value="0.882352941176471" calcext:value-type="float">
            <text:p>0.8823529412</text:p>
          </table:table-cell>
          <table:table-cell office:value-type="float" office:value="13.3" calcext:value-type="float">
            <text:p>13.3</text:p>
          </table:table-cell>
          <table:table-cell table:formula="of:=[.D21]/64.4" office:value-type="float" office:value="0.206521739130435" calcext:value-type="float">
            <text:p>0.2065217391</text:p>
          </table:table-cell>
          <table:table-cell/>
          <table:table-cell table:formula="of:=[.I21]/20" office:value-type="float" office:value="0.265" calcext:value-type="float">
            <text:p>0.265</text:p>
          </table:table-cell>
          <table:table-cell office:value-type="float" office:value="4.55" calcext:value-type="float">
            <text:p>4.55</text:p>
          </table:table-cell>
          <table:table-cell table:formula="of:=[.H21]+0.75" office:value-type="float" office:value="5.3" calcext:value-type="float">
            <text:p>5.3</text:p>
          </table:table-cell>
          <table:table-cell table:formula="of:=[.H21]/5.1" office:value-type="float" office:value="0.892156862745098" calcext:value-type="float">
            <text:p>0.8921568627</text:p>
          </table:table-cell>
          <table:table-cell office:value-type="float" office:value="14.4" calcext:value-type="float">
            <text:p>14.4</text:p>
          </table:table-cell>
          <table:table-cell table:formula="of:=[.K21]/64.4" office:value-type="float" office:value="0.22360248447205" calcext:value-type="float">
            <text:p>0.2236024845</text:p>
          </table:table-cell>
          <table:table-cell table:number-columns-repeated="1012"/>
        </table:table-row>
        <table:table-row table:style-name="ro1">
          <table:table-cell office:value-type="float" office:value="4.7127" calcext:value-type="float">
            <text:p>4.7127</text:p>
          </table:table-cell>
          <table:table-cell table:formula="of:=[.A22]+0.75" office:value-type="float" office:value="5.4627" calcext:value-type="float">
            <text:p>5.4627</text:p>
          </table:table-cell>
          <table:table-cell table:formula="of:=[.A22]/5.1" office:value-type="float" office:value="0.924058823529412" calcext:value-type="float">
            <text:p>0.9240588235</text:p>
          </table:table-cell>
          <table:table-cell office:value-type="float" office:value="10.3" calcext:value-type="float">
            <text:p>10.3</text:p>
          </table:table-cell>
          <table:table-cell table:formula="of:=[.D22]/64.4" office:value-type="float" office:value="0.159937888198758" calcext:value-type="float">
            <text:p>0.1599378882</text:p>
          </table:table-cell>
          <table:table-cell/>
          <table:table-cell table:formula="of:=[.I22]/20" office:value-type="float" office:value="0.273" calcext:value-type="float">
            <text:p>0.273</text:p>
          </table:table-cell>
          <table:table-cell office:value-type="float" office:value="4.71" calcext:value-type="float">
            <text:p>4.71</text:p>
          </table:table-cell>
          <table:table-cell table:formula="of:=[.H22]+0.75" office:value-type="float" office:value="5.46" calcext:value-type="float">
            <text:p>5.46</text:p>
          </table:table-cell>
          <table:table-cell table:formula="of:=[.H22]/5.1" office:value-type="float" office:value="0.923529411764706" calcext:value-type="float">
            <text:p>0.9235294118</text:p>
          </table:table-cell>
          <table:table-cell office:value-type="float" office:value="11.7" calcext:value-type="float">
            <text:p>11.7</text:p>
          </table:table-cell>
          <table:table-cell table:formula="of:=[.K22]/64.4" office:value-type="float" office:value="0.18167701863354" calcext:value-type="float">
            <text:p>0.1816770186</text:p>
          </table:table-cell>
          <table:table-cell table:number-columns-repeated="1012"/>
        </table:table-row>
        <table:table-row table:style-name="ro1">
          <table:table-cell office:value-type="float" office:value="4.77" calcext:value-type="float">
            <text:p>4.77</text:p>
          </table:table-cell>
          <table:table-cell table:formula="of:=[.A23]+0.75" office:value-type="float" office:value="5.52" calcext:value-type="float">
            <text:p>5.52</text:p>
          </table:table-cell>
          <table:table-cell table:formula="of:=[.A23]/5.1" office:value-type="float" office:value="0.935294117647059" calcext:value-type="float">
            <text:p>0.9352941176</text:p>
          </table:table-cell>
          <table:table-cell office:value-type="float" office:value="9.5" calcext:value-type="float">
            <text:p>9.5</text:p>
          </table:table-cell>
          <table:table-cell table:formula="of:=[.D23]/64.4" office:value-type="float" office:value="0.147515527950311" calcext:value-type="float">
            <text:p>0.147515528</text:p>
          </table:table-cell>
          <table:table-cell/>
          <table:table-cell table:formula="of:=[.I23]/20" office:value-type="float" office:value="0.276" calcext:value-type="float">
            <text:p>0.276</text:p>
          </table:table-cell>
          <table:table-cell office:value-type="float" office:value="4.77" calcext:value-type="float">
            <text:p>4.77</text:p>
          </table:table-cell>
          <table:table-cell table:formula="of:=[.H23]+0.75" office:value-type="float" office:value="5.52" calcext:value-type="float">
            <text:p>5.52</text:p>
          </table:table-cell>
          <table:table-cell table:formula="of:=[.H23]/5.1" office:value-type="float" office:value="0.935294117647059" calcext:value-type="float">
            <text:p>0.9352941176</text:p>
          </table:table-cell>
          <table:table-cell office:value-type="float" office:value="10.4" calcext:value-type="float">
            <text:p>10.4</text:p>
          </table:table-cell>
          <table:table-cell table:formula="of:=[.K23]/64.4" office:value-type="float" office:value="0.161490683229814" calcext:value-type="float">
            <text:p>0.1614906832</text:p>
          </table:table-cell>
          <table:table-cell table:number-columns-repeated="1012"/>
        </table:table-row>
        <table:table-row table:style-name="ro1">
          <table:table-cell office:value-type="float" office:value="4.83" calcext:value-type="float">
            <text:p>4.83</text:p>
          </table:table-cell>
          <table:table-cell table:formula="of:=[.A24]+0.75" office:value-type="float" office:value="5.58" calcext:value-type="float">
            <text:p>5.58</text:p>
          </table:table-cell>
          <table:table-cell table:formula="of:=[.A24]/5.1" office:value-type="float" office:value="0.947058823529412" calcext:value-type="float">
            <text:p>0.9470588235</text:p>
          </table:table-cell>
          <table:table-cell office:value-type="float" office:value="7.9" calcext:value-type="float">
            <text:p>7.9</text:p>
          </table:table-cell>
          <table:table-cell table:formula="of:=[.D24]/64.4" office:value-type="float" office:value="0.122670807453416" calcext:value-type="float">
            <text:p>0.1226708075</text:p>
          </table:table-cell>
          <table:table-cell/>
          <table:table-cell table:formula="of:=[.I24]/20" office:value-type="float" office:value="0.279" calcext:value-type="float">
            <text:p>0.279</text:p>
          </table:table-cell>
          <table:table-cell office:value-type="float" office:value="4.83" calcext:value-type="float">
            <text:p>4.83</text:p>
          </table:table-cell>
          <table:table-cell table:formula="of:=[.H24]+0.75" office:value-type="float" office:value="5.58" calcext:value-type="float">
            <text:p>5.58</text:p>
          </table:table-cell>
          <table:table-cell table:formula="of:=[.H24]/5.1" office:value-type="float" office:value="0.947058823529412" calcext:value-type="float">
            <text:p>0.9470588235</text:p>
          </table:table-cell>
          <table:table-cell office:value-type="float" office:value="8.3" calcext:value-type="float">
            <text:p>8.3</text:p>
          </table:table-cell>
          <table:table-cell table:formula="of:=[.K24]/64.4" office:value-type="float" office:value="0.12888198757764" calcext:value-type="float">
            <text:p>0.128881987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5]+0.75" office:value-type="float" office:value="5.75" calcext:value-type="float">
            <text:p>5.75</text:p>
          </table:table-cell>
          <table:table-cell table:formula="of:=[.A25]/5.1"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formula="of:=[.D25]/64.4" office:value-type="float" office:value="0.015527950310559" calcext:value-type="float">
            <text:p>0.0155279503</text:p>
          </table:table-cell>
          <table:table-cell/>
          <table:table-cell table:formula="of:=[.I25]/20" office:value-type="float" office:value="0.2875" calcext:value-type="float">
            <text:p>0.2875</text:p>
          </table:table-cell>
          <table:table-cell office:value-type="float" office:value="5" calcext:value-type="float">
            <text:p>5</text:p>
          </table:table-cell>
          <table:table-cell table:formula="of:=[.H25]+0.75" office:value-type="float" office:value="5.75" calcext:value-type="float">
            <text:p>5.75</text:p>
          </table:table-cell>
          <table:table-cell table:formula="of:=[.H25]/5.1"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formula="of:=[.K25]/64.4" office:value-type="float" office:value="0.015527950310559" calcext:value-type="float">
            <text:p>0.015527950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5127" calcext:value-type="float">
            <text:p>5127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/tb</text:p>
          </table:table-cell>
          <table:table-cell office:value-type="string" calcext:value-type="string">
            <text:p>t(us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/D0</text:p>
          </table:table-cell>
          <table:table-cell table:number-columns-repeated="3"/>
          <table:table-cell office:value-type="string" calcext:value-type="string">
            <text:p>Newt</text:p>
          </table:table-cell>
          <table:table-cell table:number-columns-repeated="1015"/>
        </table:table-row>
        <table:table-row table:style-name="ro1">
          <table:table-cell/>
          <table:table-cell table:formula="of:=([.C30]+32)/310" office:value-type="float" office:value="0.103225806451613" calcext:value-type="float">
            <text:p>0.1032258065</text:p>
          </table:table-cell>
          <table:table-cell office:value-type="float" office:value="0" calcext:value-type="float">
            <text:p>0</text:p>
          </table:table-cell>
          <table:table-cell office:value-type="float" office:value="57.8" calcext:value-type="float">
            <text:p>57.8</text:p>
          </table:table-cell>
          <table:table-cell table:formula="of:=[.D30]/64.4" office:value-type="float" office:value="0.89751552795031" calcext:value-type="float">
            <text:p>0.897515528</text:p>
          </table:table-cell>
          <table:table-cell office:value-type="float" office:value="0" calcext:value-type="float">
            <text:p>0</text:p>
          </table:table-cell>
          <table:table-cell/>
          <table:table-cell table:formula="of:=62.4*(1-(0.073*EXP(0.01*[.F30])))" office:value-type="float" office:value="57.8448" calcext:value-type="float">
            <text:p>57.8448</text:p>
          </table:table-cell>
          <table:table-cell table:formula="of:=[.H30]/64.2" office:value-type="float" office:value="0.901009345794392" calcext:value-type="float">
            <text:p>0.9010093458</text:p>
          </table:table-cell>
          <table:table-cell table:number-columns-repeated="1015"/>
        </table:table-row>
        <table:table-row table:style-name="ro1">
          <table:table-cell office:value-type="float" office:value="4.76" calcext:value-type="float">
            <text:p>4.76</text:p>
          </table:table-cell>
          <table:table-cell table:formula="of:=([.C31]+32)/310" office:value-type="float" office:value="0.154838709677419" calcext:value-type="float">
            <text:p>0.1548387097</text:p>
          </table:table-cell>
          <table:table-cell office:value-type="float" office:value="16" calcext:value-type="float">
            <text:p>16</text:p>
          </table:table-cell>
          <table:table-cell office:value-type="float" office:value="56.5" calcext:value-type="float">
            <text:p>56.5</text:p>
          </table:table-cell>
          <table:table-cell table:formula="of:=[.D31]/64.4" office:value-type="float" office:value="0.877329192546584" calcext:value-type="float">
            <text:p>0.87732919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62.4*(1-(0.073*EXP(0.01*[.F31])))" office:value-type="float" office:value="57.0544232804581" calcext:value-type="float">
            <text:p>57.0544232805</text:p>
          </table:table-cell>
          <table:table-cell table:formula="of:=[.H31]/64.2" office:value-type="float" office:value="0.8886981819386" calcext:value-type="float">
            <text:p>0.8886981819</text:p>
          </table:table-cell>
          <table:table-cell table:number-columns-repeated="1015"/>
        </table:table-row>
        <table:table-row table:style-name="ro1">
          <table:table-cell office:value-type="float" office:value="4.33" calcext:value-type="float">
            <text:p>4.33</text:p>
          </table:table-cell>
          <table:table-cell table:formula="of:=([.C32]+32)/310" office:value-type="float" office:value="0.206451612903226" calcext:value-type="float">
            <text:p>0.206451612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formula="of:=[.D32]/64.4" office:value-type="float" office:value="0.854037267080745" calcext:value-type="float">
            <text:p>0.854037267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62.4*(1-(0.073*EXP(0.01*[.F32])))" office:value-type="float" office:value="56.1269076078968" calcext:value-type="float">
            <text:p>56.1269076079</text:p>
          </table:table-cell>
          <table:table-cell table:formula="of:=[.H32]/64.2" office:value-type="float" office:value="0.874250897319265" calcext:value-type="float">
            <text:p>0.8742508973</text:p>
          </table:table-cell>
          <table:table-cell table:number-columns-repeated="1015"/>
        </table:table-row>
        <table:table-row table:style-name="ro1">
          <table:table-cell office:value-type="float" office:value="3.91" calcext:value-type="float">
            <text:p>3.91</text:p>
          </table:table-cell>
          <table:table-cell table:formula="of:=([.C33]+32)/310" office:value-type="float" office:value="0.309677419354839" calcext:value-type="float">
            <text:p>0.3096774194</text:p>
          </table:table-cell>
          <table:table-cell office:value-type="float" office:value="64" calcext:value-type="float">
            <text:p>64</text:p>
          </table:table-cell>
          <table:table-cell office:value-type="float" office:value="52.3" calcext:value-type="float">
            <text:p>52.3</text:p>
          </table:table-cell>
          <table:table-cell table:formula="of:=[.D33]/64.4" office:value-type="float" office:value="0.812111801242236" calcext:value-type="float">
            <text:p>0.8121118012</text:p>
          </table:table-cell>
          <table:table-cell office:value-type="float" office:value="64" calcext:value-type="float">
            <text:p>64</text:p>
          </table:table-cell>
          <table:table-cell table:formula="of:=[.G32]+32" office:value-type="float" office:value="47" calcext:value-type="float">
            <text:p>47</text:p>
          </table:table-cell>
          <table:table-cell table:formula="of:=62.4*(1-(0.073*EXP(0.01*[.F33])))" office:value-type="float" office:value="53.7611502985901" calcext:value-type="float">
            <text:p>53.7611502986</text:p>
          </table:table-cell>
          <table:table-cell table:formula="of:=[.H33]/64.2" office:value-type="float" office:value="0.837401094993615" calcext:value-type="float">
            <text:p>0.837401095</text:p>
          </table:table-cell>
          <table:table-cell table:number-columns-repeated="1015"/>
        </table:table-row>
        <table:table-row table:style-name="ro1">
          <table:table-cell office:value-type="float" office:value="3.69" calcext:value-type="float">
            <text:p>3.69</text:p>
          </table:table-cell>
          <table:table-cell table:formula="of:=([.C34]+32)/310" office:value-type="float" office:value="0.412903225806452" calcext:value-type="float">
            <text:p>0.4129032258</text:p>
          </table:table-cell>
          <table:table-cell office:value-type="float" office:value="96" calcext:value-type="float">
            <text:p>96</text:p>
          </table:table-cell>
          <table:table-cell office:value-type="float" office:value="49.9" calcext:value-type="float">
            <text:p>49.9</text:p>
          </table:table-cell>
          <table:table-cell table:formula="of:=[.D34]/64.4" office:value-type="float" office:value="0.774844720496894" calcext:value-type="float">
            <text:p>0.7748447205</text:p>
          </table:table-cell>
          <table:table-cell office:value-type="float" office:value="96" calcext:value-type="float">
            <text:p>96</text:p>
          </table:table-cell>
          <table:table-cell table:formula="of:=[.G33]+32" office:value-type="float" office:value="79" calcext:value-type="float">
            <text:p>79</text:p>
          </table:table-cell>
          <table:table-cell table:formula="of:=62.4*(1-(0.073*EXP(0.01*[.F34])))" office:value-type="float" office:value="50.503200224263" calcext:value-type="float">
            <text:p>50.5032002243</text:p>
          </table:table-cell>
          <table:table-cell table:formula="of:=[.H34]/64.2" office:value-type="float" office:value="0.78665420910067" calcext:value-type="float">
            <text:p>0.7866542091</text:p>
          </table:table-cell>
          <table:table-cell table:number-columns-repeated="1015"/>
        </table:table-row>
        <table:table-row table:style-name="ro1">
          <table:table-cell office:value-type="float" office:value="3.47" calcext:value-type="float">
            <text:p>3.47</text:p>
          </table:table-cell>
          <table:table-cell table:formula="of:=([.C35]+32)/310" office:value-type="float" office:value="0.464516129032258" calcext:value-type="float">
            <text:p>0.464516129</text:p>
          </table:table-cell>
          <table:table-cell office:value-type="float" office:value="112" calcext:value-type="float">
            <text:p>112</text:p>
          </table:table-cell>
          <table:table-cell office:value-type="float" office:value="48.3" calcext:value-type="float">
            <text:p>48.3</text:p>
          </table:table-cell>
          <table:table-cell table:formula="of:=[.D35]/64.4" office:value-type="float" office:value="0.75" calcext:value-type="float">
            <text:p>0.75</text:p>
          </table:table-cell>
          <table:table-cell office:value-type="float" office:value="112" calcext:value-type="float">
            <text:p>112</text:p>
          </table:table-cell>
          <table:table-cell table:formula="of:=[.G34]+16" office:value-type="float" office:value="95" calcext:value-type="float">
            <text:p>95</text:p>
          </table:table-cell>
          <table:table-cell table:formula="of:=62.4*(1-(0.073*EXP(0.01*[.F35])))" office:value-type="float" office:value="48.4389761331597" calcext:value-type="float">
            <text:p>48.4389761332</text:p>
          </table:table-cell>
          <table:table-cell table:formula="of:=[.H35]/64.2" office:value-type="float" office:value="0.754501185874762" calcext:value-type="float">
            <text:p>0.7545011859</text:p>
          </table:table-cell>
          <table:table-cell table:number-columns-repeated="1015"/>
        </table:table-row>
        <table:table-row table:style-name="ro1">
          <table:table-cell office:value-type="float" office:value="3.26" calcext:value-type="float">
            <text:p>3.26</text:p>
          </table:table-cell>
          <table:table-cell table:formula="of:=([.C36]+32)/310" office:value-type="float" office:value="0.516129032258065" calcext:value-type="float">
            <text:p>0.5161290323</text:p>
          </table:table-cell>
          <table:table-cell office:value-type="float" office:value="128" calcext:value-type="float">
            <text:p>128</text:p>
          </table:table-cell>
          <table:table-cell office:value-type="float" office:value="46.9" calcext:value-type="float">
            <text:p>46.9</text:p>
          </table:table-cell>
          <table:table-cell table:formula="of:=[.D36]/64.4" office:value-type="float" office:value="0.728260869565217" calcext:value-type="float">
            <text:p>0.7282608696</text:p>
          </table:table-cell>
          <table:table-cell office:value-type="float" office:value="128" calcext:value-type="float">
            <text:p>128</text:p>
          </table:table-cell>
          <table:table-cell table:formula="of:=[.G35]+16" office:value-type="float" office:value="111" calcext:value-type="float">
            <text:p>111</text:p>
          </table:table-cell>
          <table:table-cell table:formula="of:=62.4*(1-(0.073*EXP(0.01*[.F36])))" office:value-type="float" office:value="46.0165867220868" calcext:value-type="float">
            <text:p>46.0165867221</text:p>
          </table:table-cell>
          <table:table-cell table:formula="of:=[.H36]/64.2" office:value-type="float" office:value="0.716769263583907" calcext:value-type="float">
            <text:p>0.7167692636</text:p>
          </table:table-cell>
          <table:table-cell table:number-columns-repeated="1015"/>
        </table:table-row>
        <table:table-row table:style-name="ro1">
          <table:table-cell office:value-type="float" office:value="3.04" calcext:value-type="float">
            <text:p>3.04</text:p>
          </table:table-cell>
          <table:table-cell table:formula="of:=([.C37]+32)/310" office:value-type="float" office:value="0.567741935483871" calcext:value-type="float">
            <text:p>0.5677419355</text:p>
          </table:table-cell>
          <table:table-cell office:value-type="float" office:value="144" calcext:value-type="float">
            <text:p>144</text:p>
          </table:table-cell>
          <table:table-cell office:value-type="float" office:value="44.2" calcext:value-type="float">
            <text:p>44.2</text:p>
          </table:table-cell>
          <table:table-cell table:formula="of:=[.D37]/64.4" office:value-type="float" office:value="0.686335403726708" calcext:value-type="float">
            <text:p>0.6863354037</text:p>
          </table:table-cell>
          <table:table-cell office:value-type="float" office:value="144" calcext:value-type="float">
            <text:p>144</text:p>
          </table:table-cell>
          <table:table-cell table:formula="of:=[.G36]+16" office:value-type="float" office:value="127" calcext:value-type="float">
            <text:p>127</text:p>
          </table:table-cell>
          <table:table-cell table:formula="of:=62.4*(1-(0.073*EXP(0.01*[.F37])))" office:value-type="float" office:value="43.1738864144173" calcext:value-type="float">
            <text:p>43.1738864144</text:p>
          </table:table-cell>
          <table:table-cell table:formula="of:=[.H37]/64.2" office:value-type="float" office:value="0.67249044259217" calcext:value-type="float">
            <text:p>0.6724904426</text:p>
          </table:table-cell>
          <table:table-cell table:number-columns-repeated="1015"/>
        </table:table-row>
        <table:table-row table:style-name="ro1">
          <table:table-cell office:value-type="float" office:value="2.83" calcext:value-type="float">
            <text:p>2.83</text:p>
          </table:table-cell>
          <table:table-cell table:formula="of:=([.C38]+32)/310" office:value-type="float" office:value="0.619354838709677" calcext:value-type="float">
            <text:p>0.6193548387</text:p>
          </table:table-cell>
          <table:table-cell office:value-type="float" office:value="160" calcext:value-type="float">
            <text:p>160</text:p>
          </table:table-cell>
          <table:table-cell office:value-type="float" office:value="42.5" calcext:value-type="float">
            <text:p>42.5</text:p>
          </table:table-cell>
          <table:table-cell table:formula="of:=[.D38]/64.4" office:value-type="float" office:value="0.659937888198758" calcext:value-type="float">
            <text:p>0.6599378882</text:p>
          </table:table-cell>
          <table:table-cell office:value-type="float" office:value="160" calcext:value-type="float">
            <text:p>160</text:p>
          </table:table-cell>
          <table:table-cell table:formula="of:=[.G37]+16" office:value-type="float" office:value="143" calcext:value-type="float">
            <text:p>143</text:p>
          </table:table-cell>
          <table:table-cell table:formula="of:=62.4*(1-(0.073*EXP(0.01*[.F38])))" office:value-type="float" office:value="39.8379467003954" calcext:value-type="float">
            <text:p>39.8379467004</text:p>
          </table:table-cell>
          <table:table-cell table:formula="of:=[.H38]/64.2" office:value-type="float" office:value="0.620528764803666" calcext:value-type="float">
            <text:p>0.6205287648</text:p>
          </table:table-cell>
          <table:table-cell table:number-columns-repeated="1015"/>
        </table:table-row>
        <table:table-row table:style-name="ro1">
          <table:table-cell office:value-type="float" office:value="2.62" calcext:value-type="float">
            <text:p>2.62</text:p>
          </table:table-cell>
          <table:table-cell table:formula="of:=([.C39]+32)/310" office:value-type="float" office:value="0.670967741935484" calcext:value-type="float">
            <text:p>0.6709677419</text:p>
          </table:table-cell>
          <table:table-cell office:value-type="float" office:value="176" calcext:value-type="float">
            <text:p>176</text:p>
          </table:table-cell>
          <table:table-cell office:value-type="float" office:value="38.9" calcext:value-type="float">
            <text:p>38.9</text:p>
          </table:table-cell>
          <table:table-cell table:formula="of:=[.D39]/64.4" office:value-type="float" office:value="0.604037267080745" calcext:value-type="float">
            <text:p>0.6040372671</text:p>
          </table:table-cell>
          <table:table-cell office:value-type="float" office:value="176" calcext:value-type="float">
            <text:p>176</text:p>
          </table:table-cell>
          <table:table-cell table:formula="of:=[.G38]+16" office:value-type="float" office:value="159" calcext:value-type="float">
            <text:p>159</text:p>
          </table:table-cell>
          <table:table-cell table:formula="of:=62.4*(1-(0.073*EXP(0.01*[.F39])))" office:value-type="float" office:value="35.9231851810173" calcext:value-type="float">
            <text:p>35.923185181</text:p>
          </table:table-cell>
          <table:table-cell table:formula="of:=[.H39]/64.2" office:value-type="float" office:value="0.559551171043884" calcext:value-type="float">
            <text:p>0.559551171</text:p>
          </table:table-cell>
          <table:table-cell table:number-columns-repeated="1015"/>
        </table:table-row>
        <table:table-row table:style-name="ro1">
          <table:table-cell office:value-type="float" office:value="2.51" calcext:value-type="float">
            <text:p>2.51</text:p>
          </table:table-cell>
          <table:table-cell table:formula="of:=([.C40]+32)/310" office:value-type="float" office:value="0.72258064516129" calcext:value-type="float">
            <text:p>0.7225806452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table:formula="of:=[.D40]/64.4" office:value-type="float" office:value="0.527950310559006" calcext:value-type="float">
            <text:p>0.5279503106</text:p>
          </table:table-cell>
          <table:table-cell office:value-type="float" office:value="192" calcext:value-type="float">
            <text:p>192</text:p>
          </table:table-cell>
          <table:table-cell table:formula="of:=[.G39]+16" office:value-type="float" office:value="175" calcext:value-type="float">
            <text:p>175</text:p>
          </table:table-cell>
          <table:table-cell table:formula="of:=62.4*(1-(0.073*EXP(0.01*[.F40])))" office:value-type="float" office:value="31.3291699806868" calcext:value-type="float">
            <text:p>31.3291699807</text:p>
          </table:table-cell>
          <table:table-cell table:formula="of:=[.H40]/64.2" office:value-type="float" office:value="0.487993301879856" calcext:value-type="float">
            <text:p>0.4879933019</text:p>
          </table:table-cell>
          <table:table-cell table:number-columns-repeated="1015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([.C41]+32)/310" office:value-type="float" office:value="0.748387096774194" calcext:value-type="float">
            <text:p>0.7483870968</text:p>
          </table:table-cell>
          <table:table-cell office:value-type="float" office:value="200" calcext:value-type="float">
            <text:p>200</text:p>
          </table:table-cell>
          <table:table-cell office:value-type="float" office:value="32.8" calcext:value-type="float">
            <text:p>32.8</text:p>
          </table:table-cell>
          <table:table-cell table:formula="of:=[.D41]/64.4" office:value-type="float" office:value="0.509316770186335" calcext:value-type="float">
            <text:p>0.5093167702</text:p>
          </table:table-cell>
          <table:table-cell office:value-type="float" office:value="200" calcext:value-type="float">
            <text:p>200</text:p>
          </table:table-cell>
          <table:table-cell table:formula="of:=[.G40]+8" office:value-type="float" office:value="183" calcext:value-type="float">
            <text:p>183</text:p>
          </table:table-cell>
          <table:table-cell table:formula="of:=62.4*(1-(0.073*EXP(0.01*[.F41])))" office:value-type="float" office:value="28.7413716581511" calcext:value-type="float">
            <text:p>28.7413716582</text:p>
          </table:table-cell>
          <table:table-cell table:formula="of:=[.H41]/64.2" office:value-type="float" office:value="0.447684916793631" calcext:value-type="float">
            <text:p>0.4476849168</text:p>
          </table:table-cell>
          <table:table-cell table:number-columns-repeated="1015"/>
        </table:table-row>
        <table:table-row table:style-name="ro1">
          <table:table-cell office:value-type="float" office:value="2.29" calcext:value-type="float">
            <text:p>2.29</text:p>
          </table:table-cell>
          <table:table-cell table:formula="of:=([.C42]+32)/310" office:value-type="float" office:value="0.774193548387097" calcext:value-type="float">
            <text:p>0.7741935484</text:p>
          </table:table-cell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table:formula="of:=[.D42]/64.4" office:value-type="float" office:value="0.46583850931677" calcext:value-type="float">
            <text:p>0.4658385093</text:p>
          </table:table-cell>
          <table:table-cell office:value-type="float" office:value="208" calcext:value-type="float">
            <text:p>208</text:p>
          </table:table-cell>
          <table:table-cell table:formula="of:=[.G41]+8" office:value-type="float" office:value="191" calcext:value-type="float">
            <text:p>191</text:p>
          </table:table-cell>
          <table:table-cell table:formula="of:=62.4*(1-(0.073*EXP(0.01*[.F42])))" office:value-type="float" office:value="25.9380432015973" calcext:value-type="float">
            <text:p>25.9380432016</text:p>
          </table:table-cell>
          <table:table-cell table:formula="of:=[.H42]/64.2" office:value-type="float" office:value="0.404019364510861" calcext:value-type="float">
            <text:p>0.4040193645</text:p>
          </table:table-cell>
          <table:table-cell table:number-columns-repeated="1015"/>
        </table:table-row>
        <table:table-row table:style-name="ro1">
          <table:table-cell office:value-type="float" office:value="2.18" calcext:value-type="float">
            <text:p>2.18</text:p>
          </table:table-cell>
          <table:table-cell table:formula="of:=([.C43]+32)/310" office:value-type="float" office:value="0.8" calcext:value-type="float">
            <text:p>0.8</text:p>
          </table:table-cell>
          <table:table-cell office:value-type="float" office:value="216" calcext:value-type="float">
            <text:p>216</text:p>
          </table:table-cell>
          <table:table-cell office:value-type="float" office:value="27.3" calcext:value-type="float">
            <text:p>27.3</text:p>
          </table:table-cell>
          <table:table-cell table:formula="of:=[.D43]/64.4" office:value-type="float" office:value="0.423913043478261" calcext:value-type="float">
            <text:p>0.4239130435</text:p>
          </table:table-cell>
          <table:table-cell office:value-type="float" office:value="216" calcext:value-type="float">
            <text:p>216</text:p>
          </table:table-cell>
          <table:table-cell table:formula="of:=[.G42]+8" office:value-type="float" office:value="199" calcext:value-type="float">
            <text:p>199</text:p>
          </table:table-cell>
          <table:table-cell table:formula="of:=62.4*(1-(0.073*EXP(0.01*[.F43])))" office:value-type="float" office:value="22.9012337381673" calcext:value-type="float">
            <text:p>22.9012337382</text:p>
          </table:table-cell>
          <table:table-cell table:formula="of:=[.H43]/64.2" office:value-type="float" office:value="0.356717036420051" calcext:value-type="float">
            <text:p>0.3567170364</text:p>
          </table:table-cell>
          <table:table-cell table:number-columns-repeated="1015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formula="of:=([.C44]+32)/310" office:value-type="float" office:value="0.825806451612903" calcext:value-type="float">
            <text:p>0.8258064516</text:p>
          </table:table-cell>
          <table:table-cell office:value-type="float" office:value="224" calcext:value-type="float">
            <text:p>224</text:p>
          </table:table-cell>
          <table:table-cell office:value-type="float" office:value="24.6" calcext:value-type="float">
            <text:p>24.6</text:p>
          </table:table-cell>
          <table:table-cell table:formula="of:=[.D44]/64.4" office:value-type="float" office:value="0.381987577639752" calcext:value-type="float">
            <text:p>0.3819875776</text:p>
          </table:table-cell>
          <table:table-cell office:value-type="float" office:value="224" calcext:value-type="float">
            <text:p>224</text:p>
          </table:table-cell>
          <table:table-cell table:formula="of:=[.G43]+8" office:value-type="float" office:value="207" calcext:value-type="float">
            <text:p>207</text:p>
          </table:table-cell>
          <table:table-cell table:formula="of:=62.4*(1-(0.073*EXP(0.01*[.F44])))" office:value-type="float" office:value="19.6114973194406" calcext:value-type="float">
            <text:p>19.6114973194</text:p>
          </table:table-cell>
          <table:table-cell table:formula="of:=[.H44]/64.2" office:value-type="float" office:value="0.305475036128359" calcext:value-type="float">
            <text:p>0.3054750361</text:p>
          </table:table-cell>
          <table:table-cell table:number-columns-repeated="1015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formula="of:=([.C45]+32)/310" office:value-type="float" office:value="0.841935483870968" calcext:value-type="float">
            <text:p>0.8419354839</text:p>
          </table:table-cell>
          <table:table-cell office:value-type="float" office:value="229" calcext:value-type="float">
            <text:p>229</text:p>
          </table:table-cell>
          <table:table-cell office:value-type="float" office:value="21.9" calcext:value-type="float">
            <text:p>21.9</text:p>
          </table:table-cell>
          <table:table-cell table:formula="of:=[.D45]/64.4" office:value-type="float" office:value="0.340062111801242" calcext:value-type="float">
            <text:p>0.3400621118</text:p>
          </table:table-cell>
          <table:table-cell office:value-type="float" office:value="229" calcext:value-type="float">
            <text:p>229</text:p>
          </table:table-cell>
          <table:table-cell table:formula="of:=[.G44]+5" office:value-type="float" office:value="212" calcext:value-type="float">
            <text:p>212</text:p>
          </table:table-cell>
          <table:table-cell table:formula="of:=62.4*(1-(0.073*EXP(0.01*[.F45])))" office:value-type="float" office:value="17.4176838747199" calcext:value-type="float">
            <text:p>17.4176838747</text:p>
          </table:table-cell>
          <table:table-cell table:formula="of:=[.H45]/64.2" office:value-type="float" office:value="0.27130348714517" calcext:value-type="float">
            <text:p>0.2713034871</text:p>
          </table:table-cell>
          <table:table-cell table:number-columns-repeated="1015"/>
        </table:table-row>
        <table:table-row table:style-name="ro1">
          <table:table-cell office:value-type="float" office:value="2.023" calcext:value-type="float">
            <text:p>2.023</text:p>
          </table:table-cell>
          <table:table-cell table:formula="of:=([.C46]+32)/310" office:value-type="float" office:value="0.858064516129032" calcext:value-type="float">
            <text:p>0.8580645161</text:p>
          </table:table-cell>
          <table:table-cell office:value-type="float" office:value="234" calcext:value-type="float">
            <text:p>234</text:p>
          </table:table-cell>
          <table:table-cell office:value-type="float" office:value="20.3" calcext:value-type="float">
            <text:p>20.3</text:p>
          </table:table-cell>
          <table:table-cell table:formula="of:=[.D46]/64.4" office:value-type="float" office:value="0.315217391304348" calcext:value-type="float">
            <text:p>0.3152173913</text:p>
          </table:table-cell>
          <table:table-cell office:value-type="float" office:value="234" calcext:value-type="float">
            <text:p>234</text:p>
          </table:table-cell>
          <table:table-cell table:formula="of:=[.G45]+5" office:value-type="float" office:value="217" calcext:value-type="float">
            <text:p>217</text:p>
          </table:table-cell>
          <table:table-cell table:formula="of:=62.4*(1-(0.073*EXP(0.01*[.F46])))" office:value-type="float" office:value="15.1113912094439" calcext:value-type="float">
            <text:p>15.1113912094</text:p>
          </table:table-cell>
          <table:table-cell table:formula="of:=[.H46]/64.2" office:value-type="float" office:value="0.235379925380746" calcext:value-type="float">
            <text:p>0.2353799254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C47]+32)/310" office:value-type="float" office:value="0.864516129032258" calcext:value-type="float">
            <text:p>0.864516129</text:p>
          </table:table-cell>
          <table:table-cell office:value-type="float" office:value="236" calcext:value-type="float">
            <text:p>236</text:p>
          </table:table-cell>
          <table:table-cell office:value-type="float" office:value="19.3" calcext:value-type="float">
            <text:p>19.3</text:p>
          </table:table-cell>
          <table:table-cell table:formula="of:=[.D47]/64.4" office:value-type="float" office:value="0.299689440993789" calcext:value-type="float">
            <text:p>0.299689441</text:p>
          </table:table-cell>
          <table:table-cell office:value-type="float" office:value="236" calcext:value-type="float">
            <text:p>236</text:p>
          </table:table-cell>
          <table:table-cell table:formula="of:=[.G46]+2" office:value-type="float" office:value="219" calcext:value-type="float">
            <text:p>219</text:p>
          </table:table-cell>
          <table:table-cell table:formula="of:=62.4*(1-(0.073*EXP(0.01*[.F47])))" office:value-type="float" office:value="14.1560979438737" calcext:value-type="float">
            <text:p>14.1560979439</text:p>
          </table:table-cell>
          <table:table-cell table:formula="of:=[.H47]/64.2" office:value-type="float" office:value="0.22049996797311" calcext:value-type="float">
            <text:p>0.220499968</text:p>
          </table:table-cell>
          <table:table-cell table:number-columns-repeated="1015"/>
        </table:table-row>
        <table:table-row table:style-name="ro1">
          <table:table-cell/>
          <table:table-cell table:formula="of:=([.C48]+32)/310" office:value-type="float" office:value="0.870967741935484" calcext:value-type="float">
            <text:p>0.8709677419</text:p>
          </table:table-cell>
          <table:table-cell office:value-type="float" office:value="238" calcext:value-type="float">
            <text:p>238</text:p>
          </table:table-cell>
          <table:table-cell office:value-type="float" office:value="18.6" calcext:value-type="float">
            <text:p>18.6</text:p>
          </table:table-cell>
          <table:table-cell table:formula="of:=[.D48]/64.4" office:value-type="float" office:value="0.288819875776397" calcext:value-type="float">
            <text:p>0.2888198758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table:formula="of:=62.4*(1-(0.073*EXP(0.01*[.F48])))" office:value-type="float" office:value="13.1815064742203" calcext:value-type="float">
            <text:p>13.1815064742</text:p>
          </table:table-cell>
          <table:table-cell table:formula="of:=[.H48]/64.2" office:value-type="float" office:value="0.205319415486298" calcext:value-type="float">
            <text:p>0.2053194155</text:p>
          </table:table-cell>
          <table:table-cell table:number-columns-repeated="1015"/>
        </table:table-row>
        <table:table-row table:style-name="ro1">
          <table:table-cell/>
          <table:table-cell table:formula="of:=([.C49]+32)/310" office:value-type="float" office:value="0.87741935483871" calcext:value-type="float">
            <text:p>0.8774193548</text:p>
          </table:table-cell>
          <table:table-cell office:value-type="float" office:value="240" calcext:value-type="float">
            <text:p>240</text:p>
          </table:table-cell>
          <table:table-cell office:value-type="float" office:value="18.4" calcext:value-type="float">
            <text:p>18.4</text:p>
          </table:table-cell>
          <table:table-cell table:formula="of:=[.D49]/64.4" office:value-type="float" office:value="0.285714285714286" calcext:value-type="float">
            <text:p>0.2857142857</text:p>
          </table:table-cell>
          <table:table-cell office:value-type="float" office:value="240" calcext:value-type="float">
            <text:p>240</text:p>
          </table:table-cell>
          <table:table-cell office:value-type="float" office:value="223" calcext:value-type="float">
            <text:p>223</text:p>
          </table:table-cell>
          <table:table-cell table:formula="of:=62.4*(1-(0.073*EXP(0.01*[.F49])))" office:value-type="float" office:value="12.1872269509014" calcext:value-type="float">
            <text:p>12.1872269509</text:p>
          </table:table-cell>
          <table:table-cell table:formula="of:=[.H49]/64.2" office:value-type="float" office:value="0.189832195496906" calcext:value-type="float">
            <text:p>0.1898321955</text:p>
          </table:table-cell>
          <table:table-cell table:number-columns-repeated="1015"/>
        </table:table-row>
        <table:table-row table:style-name="ro1">
          <table:table-cell/>
          <table:table-cell table:formula="of:=([.C50]+32)/310" office:value-type="float" office:value="0.883870967741935" calcext:value-type="float">
            <text:p>0.8838709677</text:p>
          </table:table-cell>
          <table:table-cell office:value-type="float" office:value="242" calcext:value-type="float">
            <text:p>242</text:p>
          </table:table-cell>
          <table:table-cell office:value-type="float" office:value="17.9" calcext:value-type="float">
            <text:p>17.9</text:p>
          </table:table-cell>
          <table:table-cell table:formula="of:=[.D50]/64.4" office:value-type="float" office:value="0.277950310559006" calcext:value-type="float">
            <text:p>0.2779503106</text:p>
          </table:table-cell>
          <table:table-cell office:value-type="float" office:value="242" calcext:value-type="float">
            <text:p>242</text:p>
          </table:table-cell>
          <table:table-cell office:value-type="float" office:value="225" calcext:value-type="float">
            <text:p>225</text:p>
          </table:table-cell>
          <table:table-cell table:formula="of:=62.4*(1-(0.073*EXP(0.01*[.F50])))" office:value-type="float" office:value="11.1728616488502" calcext:value-type="float">
            <text:p>11.1728616489</text:p>
          </table:table-cell>
          <table:table-cell table:formula="of:=[.H50]/64.2" office:value-type="float" office:value="0.17403211291044" calcext:value-type="float">
            <text:p>0.1740321129</text:p>
          </table:table-cell>
          <table:table-cell table:number-columns-repeated="1015"/>
        </table:table-row>
        <table:table-row table:style-name="ro1">
          <table:table-cell/>
          <table:table-cell table:formula="of:=([.C51]+32)/310" office:value-type="float" office:value="0.890322580645161" calcext:value-type="float">
            <text:p>0.8903225806</text:p>
          </table:table-cell>
          <table:table-cell office:value-type="float" office:value="244" calcext:value-type="float">
            <text:p>244</text:p>
          </table:table-cell>
          <table:table-cell office:value-type="float" office:value="16.7" calcext:value-type="float">
            <text:p>16.7</text:p>
          </table:table-cell>
          <table:table-cell table:formula="of:=[.D51]/64.4" office:value-type="float" office:value="0.259316770186335" calcext:value-type="float">
            <text:p>0.2593167702</text:p>
          </table:table-cell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  <table:table-cell table:formula="of:=62.4*(1-(0.073*EXP(0.01*[.F51])))" office:value-type="float" office:value="10.138004808421" calcext:value-type="float">
            <text:p>10.1380048084</text:p>
          </table:table-cell>
          <table:table-cell table:formula="of:=[.H51]/64.2" office:value-type="float" office:value="0.157912847483193" calcext:value-type="float">
            <text:p>0.1579128475</text:p>
          </table:table-cell>
          <table:table-cell table:number-columns-repeated="1015"/>
        </table:table-row>
        <table:table-row table:style-name="ro1">
          <table:table-cell/>
          <table:table-cell table:formula="of:=([.C52]+32)/310" office:value-type="float" office:value="0.896774193548387" calcext:value-type="float">
            <text:p>0.8967741935</text:p>
          </table:table-cell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table:formula="of:=[.D52]/64.4" office:value-type="float" office:value="0.232919254658385" calcext:value-type="float">
            <text:p>0.2329192547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table:formula="of:=62.4*(1-(0.073*EXP(0.01*[.F52])))" office:value-type="float" office:value="9.08224247307922" calcext:value-type="float">
            <text:p>9.0822424731</text:p>
          </table:table-cell>
          <table:table-cell table:formula="of:=[.H52]/64.2" office:value-type="float" office:value="0.141467951294069" calcext:value-type="float">
            <text:p>0.1414679513</text:p>
          </table:table-cell>
          <table:table-cell table:number-columns-repeated="1015"/>
        </table:table-row>
        <table:table-row table:style-name="ro1">
          <table:table-cell table:formula="of:=[.C53]/1000000" office:value-type="float" office:value="0.000248" calcext:value-type="float">
            <text:p>0.000248</text:p>
          </table:table-cell>
          <table:table-cell table:formula="of:=([.C53]+32)/310" office:value-type="float" office:value="0.903225806451613" calcext:value-type="float">
            <text:p>0.9032258065</text:p>
          </table:table-cell>
          <table:table-cell office:value-type="float" office:value="248" calcext:value-type="float">
            <text:p>248</text:p>
          </table:table-cell>
          <table:table-cell office:value-type="float" office:value="13.6" calcext:value-type="float">
            <text:p>13.6</text:p>
          </table:table-cell>
          <table:table-cell table:formula="of:=[.D53]/64.4" office:value-type="float" office:value="0.211180124223602" calcext:value-type="float">
            <text:p>0.2111801242</text:p>
          </table:table-cell>
          <table:table-cell office:value-type="float" office:value="248" calcext:value-type="float">
            <text:p>248</text:p>
          </table:table-cell>
          <table:table-cell office:value-type="float" office:value="231" calcext:value-type="float">
            <text:p>231</text:p>
          </table:table-cell>
          <table:table-cell table:formula="of:=62.4*(1-(0.073*EXP(0.01*[.F53])))" office:value-type="float" office:value="8.00515232381377" calcext:value-type="float">
            <text:p>8.0051523238</text:p>
          </table:table-cell>
          <table:table-cell table:formula="of:=[.H53]/64.2" office:value-type="float" office:value="0.124690846165323" calcext:value-type="float">
            <text:p>0.1246908462</text:p>
          </table:table-cell>
          <table:table-cell table:number-columns-repeated="1015"/>
        </table:table-row>
        <table:table-row table:style-name="ro1">
          <table:table-cell table:formula="of:=[.C54]/1000000" office:value-type="float" office:value="0.00025" calcext:value-type="float">
            <text:p>0.00025</text:p>
          </table:table-cell>
          <table:table-cell table:formula="of:=([.C54]+32)/310" office:value-type="float" office:value="0.909677419354839" calcext:value-type="float">
            <text:p>0.9096774194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table:formula="of:=[.D54]/64.4" office:value-type="float" office:value="0.201863354037267" calcext:value-type="float">
            <text:p>0.201863354</text:p>
          </table:table-cell>
          <table:table-cell office:value-type="float" office:value="250" calcext:value-type="float">
            <text:p>250</text:p>
          </table:table-cell>
          <table:table-cell office:value-type="float" office:value="233" calcext:value-type="float">
            <text:p>233</text:p>
          </table:table-cell>
          <table:table-cell table:formula="of:=62.4*(1-(0.073*EXP(0.01*[.F54])))" office:value-type="float" office:value="6.90630351020354" calcext:value-type="float">
            <text:p>6.9063035102</text:p>
          </table:table-cell>
          <table:table-cell table:formula="of:=[.H54]/64.2" office:value-type="float" office:value="0.107574821031208" calcext:value-type="float">
            <text:p>0.107574821</text:p>
          </table:table-cell>
          <table:table-cell table:number-columns-repeated="1015"/>
        </table:table-row>
        <table:table-row table:style-name="ro1">
          <table:table-cell table:formula="of:=[.C55]/1000000" office:value-type="float" office:value="0.000252" calcext:value-type="float">
            <text:p>0.000252</text:p>
          </table:table-cell>
          <table:table-cell table:formula="of:=([.C55]+32)/310" office:value-type="float" office:value="0.916129032258064" calcext:value-type="float">
            <text:p>0.9161290323</text:p>
          </table:table-cell>
          <table:table-cell office:value-type="float" office:value="252" calcext:value-type="float">
            <text:p>252</text:p>
          </table:table-cell>
          <table:table-cell office:value-type="float" office:value="12.5" calcext:value-type="float">
            <text:p>12.5</text:p>
          </table:table-cell>
          <table:table-cell table:formula="of:=[.D55]/64.4" office:value-type="float" office:value="0.194099378881988" calcext:value-type="float">
            <text:p>0.1940993789</text:p>
          </table:table-cell>
          <table:table-cell office:value-type="float" office:value="252" calcext:value-type="float">
            <text:p>252</text:p>
          </table:table-cell>
          <table:table-cell office:value-type="float" office:value="235" calcext:value-type="float">
            <text:p>235</text:p>
          </table:table-cell>
          <table:table-cell table:formula="of:=62.4*(1-(0.073*EXP(0.01*[.F55])))" office:value-type="float" office:value="5.78525647807158" calcext:value-type="float">
            <text:p>5.7852564781</text:p>
          </table:table-cell>
          <table:table-cell table:formula="of:=[.H55]/64.2" office:value-type="float" office:value="0.0901130292534513" calcext:value-type="float">
            <text:p>0.0901130293</text:p>
          </table:table-cell>
          <table:table-cell table:number-columns-repeated="1015"/>
        </table:table-row>
        <table:table-row table:style-name="ro1">
          <table:table-cell table:formula="of:=[.C56]/1000000" office:value-type="float" office:value="0.000254" calcext:value-type="float">
            <text:p>0.000254</text:p>
          </table:table-cell>
          <table:table-cell table:formula="of:=([.C56]+32)/310" office:value-type="float" office:value="0.92258064516129" calcext:value-type="float">
            <text:p>0.9225806452</text:p>
          </table:table-cell>
          <table:table-cell office:value-type="float" office:value="254" calcext:value-type="float">
            <text:p>254</text:p>
          </table:table-cell>
          <table:table-cell office:value-type="float" office:value="11.5" calcext:value-type="float">
            <text:p>11.5</text:p>
          </table:table-cell>
          <table:table-cell table:formula="of:=[.D56]/64.4" office:value-type="float" office:value="0.178571428571429" calcext:value-type="float">
            <text:p>0.1785714286</text:p>
          </table:table-cell>
          <table:table-cell office:value-type="float" office:value="254" calcext:value-type="float">
            <text:p>254</text:p>
          </table:table-cell>
          <table:table-cell office:value-type="float" office:value="237" calcext:value-type="float">
            <text:p>237</text:p>
          </table:table-cell>
          <table:table-cell table:formula="of:=62.4*(1-(0.073*EXP(0.01*[.F56])))" office:value-type="float" office:value="4.64156279365753" calcext:value-type="float">
            <text:p>4.6415627937</text:p>
          </table:table-cell>
          <table:table-cell table:formula="of:=[.H56]/64.2" office:value-type="float" office:value="0.072298485882516" calcext:value-type="float">
            <text:p>0.0722984859</text:p>
          </table:table-cell>
          <table:table-cell table:number-columns-repeated="1015"/>
        </table:table-row>
        <table:table-row table:style-name="ro1">
          <table:table-cell table:formula="of:=[.C57]/1000000" office:value-type="float" office:value="0.000256" calcext:value-type="float">
            <text:p>0.000256</text:p>
          </table:table-cell>
          <table:table-cell table:formula="of:=([.C57]+32)/310" office:value-type="float" office:value="0.929032258064516" calcext:value-type="float">
            <text:p>0.9290322581</text:p>
          </table:table-cell>
          <table:table-cell office:value-type="float" office:value="256" calcext:value-type="float">
            <text:p>256</text:p>
          </table:table-cell>
          <table:table-cell office:value-type="float" office:value="10.5" calcext:value-type="float">
            <text:p>10.5</text:p>
          </table:table-cell>
          <table:table-cell table:formula="of:=[.D57]/64.4" office:value-type="float" office:value="0.16304347826087" calcext:value-type="float">
            <text:p>0.1630434783</text:p>
          </table:table-cell>
          <table:table-cell office:value-type="float" office:value="256" calcext:value-type="float">
            <text:p>256</text:p>
          </table:table-cell>
          <table:table-cell office:value-type="float" office:value="239" calcext:value-type="float">
            <text:p>239</text:p>
          </table:table-cell>
          <table:table-cell table:formula="of:=62.4*(1-(0.073*EXP(0.01*[.F57])))" office:value-type="float" office:value="3.47476496423818" calcext:value-type="float">
            <text:p>3.4747649642</text:p>
          </table:table-cell>
          <table:table-cell table:formula="of:=[.H57]/64.2" office:value-type="float" office:value="0.0541240648635231" calcext:value-type="float">
            <text:p>0.0541240649</text:p>
          </table:table-cell>
          <table:table-cell table:number-columns-repeated="1015"/>
        </table:table-row>
        <table:table-row table:style-name="ro1">
          <table:table-cell table:formula="of:=[.C58]/1000000" office:value-type="float" office:value="0.000258" calcext:value-type="float">
            <text:p>0.000258</text:p>
          </table:table-cell>
          <table:table-cell table:formula="of:=([.C58]+32)/310" office:value-type="float" office:value="0.935483870967742" calcext:value-type="float">
            <text:p>0.935483871</text:p>
          </table:table-cell>
          <table:table-cell office:value-type="float" office:value="258" calcext:value-type="float">
            <text:p>258</text:p>
          </table:table-cell>
          <table:table-cell office:value-type="float" office:value="9.6" calcext:value-type="float">
            <text:p>9.6</text:p>
          </table:table-cell>
          <table:table-cell table:formula="of:=[.D58]/64.4" office:value-type="float" office:value="0.149068322981366" calcext:value-type="float">
            <text:p>0.149068323</text:p>
          </table:table-cell>
          <table:table-cell office:value-type="float" office:value="258" calcext:value-type="float">
            <text:p>258</text:p>
          </table:table-cell>
          <table:table-cell office:value-type="float" office:value="241" calcext:value-type="float">
            <text:p>241</text:p>
          </table:table-cell>
          <table:table-cell table:formula="of:=62.4*(1-(0.073*EXP(0.01*[.F58])))" office:value-type="float" office:value="2.28439625512425" calcext:value-type="float">
            <text:p>2.2843962551</text:p>
          </table:table-cell>
          <table:table-cell table:formula="of:=[.H58]/64.2" office:value-type="float" office:value="0.0355824961857359" calcext:value-type="float">
            <text:p>0.0355824962</text:p>
          </table:table-cell>
          <table:table-cell table:number-columns-repeated="1015"/>
        </table:table-row>
        <table:table-row table:style-name="ro1">
          <table:table-cell table:formula="of:=[.C59]/1000000" office:value-type="float" office:value="0.00026" calcext:value-type="float">
            <text:p>0.00026</text:p>
          </table:table-cell>
          <table:table-cell table:formula="of:=([.C59]+32)/310" office:value-type="float" office:value="0.941935483870968" calcext:value-type="float">
            <text:p>0.9419354839</text:p>
          </table:table-cell>
          <table:table-cell office:value-type="float" office:value="260" calcext:value-type="float">
            <text:p>260</text:p>
          </table:table-cell>
          <table:table-cell office:value-type="float" office:value="8.5" calcext:value-type="float">
            <text:p>8.5</text:p>
          </table:table-cell>
          <table:table-cell table:formula="of:=[.D59]/64.4" office:value-type="float" office:value="0.131987577639752" calcext:value-type="float">
            <text:p>0.1319875776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table:formula="of:=62.4*(1-(0.073*EXP(0.01*[.F59])))" office:value-type="float" office:value="1.0699805029603" calcext:value-type="float">
            <text:p>1.069980503</text:p>
          </table:table-cell>
          <table:table-cell table:formula="of:=[.H59]/64.2" office:value-type="float" office:value="0.0166663629744595" calcext:value-type="float">
            <text:p>0.016666363</text:p>
          </table:table-cell>
          <table:table-cell table:number-columns-repeated="1015"/>
        </table:table-row>
        <table:table-row table:style-name="ro1">
          <table:table-cell table:formula="of:=[.C60]/1000000" office:value-type="float" office:value="0.000262" calcext:value-type="float">
            <text:p>0.000262</text:p>
          </table:table-cell>
          <table:table-cell table:formula="of:=([.C60]+32)/310" office:value-type="float" office:value="0.948387096774193" calcext:value-type="float">
            <text:p>0.9483870968</text:p>
          </table:table-cell>
          <table:table-cell office:value-type="float" office:value="262" calcext:value-type="float">
            <text:p>262</text:p>
          </table:table-cell>
          <table:table-cell office:value-type="float" office:value="7.6" calcext:value-type="float">
            <text:p>7.6</text:p>
          </table:table-cell>
          <table:table-cell table:formula="of:=[.D60]/64.4" office:value-type="float" office:value="0.118012422360248" calcext:value-type="float">
            <text:p>0.1180124224</text:p>
          </table:table-cell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table:formula="of:=62.4*(1-(0.073*EXP(0.01*[.F60])))" office:value-type="float" office:value="-0.16896807474697" calcext:value-type="float">
            <text:p>-0.1689680747</text:p>
          </table:table-cell>
          <table:table-cell table:formula="of:=[.H60]/64.2" office:value-type="float" office:value="-0.0026319014758095" calcext:value-type="float">
            <text:p>-0.0026319015</text:p>
          </table:table-cell>
          <table:table-cell table:number-columns-repeated="1015"/>
        </table:table-row>
        <table:table-row table:style-name="ro1">
          <table:table-cell table:formula="of:=[.C61]/1000000" office:value-type="float" office:value="0.000264" calcext:value-type="float">
            <text:p>0.000264</text:p>
          </table:table-cell>
          <table:table-cell table:formula="of:=([.C61]+32)/310" office:value-type="float" office:value="0.954838709677419" calcext:value-type="float">
            <text:p>0.9548387097</text:p>
          </table:table-cell>
          <table:table-cell office:value-type="float" office:value="264" calcext:value-type="float">
            <text:p>264</text:p>
          </table:table-cell>
          <table:table-cell office:value-type="float" office:value="6.9" calcext:value-type="float">
            <text:p>6.9</text:p>
          </table:table-cell>
          <table:table-cell table:formula="of:=[.D61]/64.4" office:value-type="float" office:value="0.107142857142857" calcext:value-type="float">
            <text:p>0.1071428571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table:formula="of:=62.4*(1-(0.073*EXP(0.01*[.F61])))" office:value-type="float" office:value="-1.43294507394816" calcext:value-type="float">
            <text:p>-1.4329450739</text:p>
          </table:table-cell>
          <table:table-cell table:formula="of:=[.H61]/64.2" office:value-type="float" office:value="-0.0223200167281646" calcext:value-type="float">
            <text:p>-0.0223200167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0:22:57.685338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Rosello</meta:initial-creator>
    <meta:creation-date>2016-02-08T08:58:32</meta:creation-date>
    <dc:date>2016-10-31T15:17:21.896010631</dc:date>
    <meta:generator>LibreOffice/5.0.6.2$Linux_X86_64 LibreOffice_project/00m0$Build-2</meta:generator>
    <meta:editing-duration>PT5H23M53S</meta:editing-duration>
    <meta:editing-cycles>7</meta:editing-cycles>
    <meta:document-statistic meta:table-count="1" meta:cell-count="54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